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WW8Num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anberry Jalapeno Relish</text:p>
      <text:p text:style-name="P1"/>
      <text:p text:style-name="P2">1 cup sugar</text:p>
      <text:p text:style-name="P2">1 cup water</text:p>
      <text:p text:style-name="P2">1 (12 ounce) package fresh cranberries</text:p>
      <text:p text:style-name="P2">2 fresh jalapenos, seeded and finely chopped</text:p>
      <text:p text:style-name="P4"><text:span text:style-name="T1"><text:s/>1 tablespoon fresh cilantro</text:span></text:p>
      <text:p text:style-name="P2">½ teaspoon cumin</text:p>
      <text:p text:style-name="P2">2 green onions, sliced</text:p>
      <text:p text:style-name="P2">1 tablespoon fresh lime juice</text:p>
      <text:p text:style-name="P2"/>
      <text:list xml:id="list885969024" text:style-name="WW8Num1">
        <text:list-item>
          <text:p text:style-name="P3">Combine water and sugar in a saucepan. Bring to a boil. <text:s/>Add cranberries. <text:s/>Return to a boil; cook 10 minutes without stirring. <text:s/>Pour into a bowl and allow to cool.</text:p>
        </text:list-item>
        <text:list-item>
          <text:p text:style-name="P3">Add remaining ingredients and mix lightly. <text:s/>Refrigerate. <text:s/>Serve chilled or at room temperature. <text:s/>Serves 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2T15:40:12</meta:creation-date>
    <meta:editing-duration>P15824DT17H31M44S</meta:editing-duration>
    <meta:document-statistic meta:table-count="0" meta:image-count="0" meta:object-count="0" meta:page-count="1" meta:paragraph-count="11" meta:word-count="85" meta:character-count="497"/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